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urpose : This Doc describes the Use Case Diagram and detailed description of the <text:tab/><text:tab/><text:tab/> <text:s text:c="3"/>functionalities of us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ibhav Zambad</meta:initial-creator>
    <meta:creation-date>2016-08-17T17:28:32.36</meta:creation-date>
    <dc:date>2016-08-17T17:31:06.88</dc:date>
    <dc:creator>Vaibhav Zambad</dc:creator>
    <meta:editing-duration>PT2M34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" meta:word-count="17" meta:character-count="114"/>
  </office:meta>
</office:document-meta>
</file>